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1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18.06pt"/>
    </style:style>
    <style:style style:name="co4" style:family="table-column">
      <style:table-column-properties fo:break-before="auto" style:column-width="375.7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52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4"/>
          <table:table-cell table:style-name="ce5" office:value-type="string" calcext:value-type="string">
            <text:p>PWD:</text:p>
          </table:table-cell>
          <table:table-cell table:style-name="ce7" office:value-type="string" calcext:value-type="string">
            <text:p>3ECC2C9F723B2CA0F58FD042DC4A5E6112909ED4ABC919FAA0343463A39B634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/>
          <table:table-cell table:style-name="ce2"/>
          <table:table-cell table:style-name="ce6" office:value-type="string" calcext:value-type="string" table:number-columns-spanned="1" table:number-rows-spanned="5">
            <text:p>Evidence:</text:p>
          </table:table-cell>
          <table:table-cell table:style-name="ce8" office:value-type="string" calcext:value-type="string">
            <text:p><text:a xlink:href="https://d17k3c8pvtyk2s.cloudfront.net/CTF_Apple_iPhone_X_Juan_Mortyme_parts.7z.001" xlink:type="simple">https://d17k3c8pvtyk2s.cloudfront.net/CTF_Apple_iPhone_X_Juan_Mortyme_parts.7z.001</text:a>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covered-table-cell/>
          <table:table-cell table:style-name="ce8" office:value-type="string" calcext:value-type="string">
            <text:p><text:a xlink:href="https://d17k3c8pvtyk2s.cloudfront.net/CTF_Apple_iPhone_X_Juan_Mortyme_parts.7z.002" xlink:type="simple">https://d17k3c8pvtyk2s.cloudfront.net/CTF_Apple_iPhone_X_Juan_Mortyme_parts.7z.002</text:a>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covered-table-cell/>
          <table:table-cell table:style-name="ce9" office:value-type="string" calcext:value-type="string">
            <text:p><text:a xlink:href="https://d17k3c8pvtyk2s.cloudfront.net/CTF_Apple_iPhone_X_Ruth_Langmore.7z" xlink:type="simple">https://d17k3c8pvtyk2s.cloudfront.net/CTF_Apple_iPhone_X_Ruth_Langmore.7z</text:a>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covered-table-cell/>
          <table:table-cell table:style-name="ce9" office:value-type="string" calcext:value-type="string">
            <text:p><text:a xlink:href="https://d17k3c8pvtyk2s.cloudfront.net/CTF_Samsung_Galaxy_A10e_Tony_Mederos.7z" xlink:type="simple">https://d17k3c8pvtyk2s.cloudfront.net/CTF_Samsung_Galaxy_A10e_Tony_Mederos.7z</text:a>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covered-table-cell/>
          <table:table-cell table:style-name="ce9" office:value-type="string" calcext:value-type="string">
            <text:p><text:a xlink:href="https://d17k3c8pvtyk2s.cloudfront.net/CTF_Samsung_Galaxy_S8_Rene_Gade.7z" xlink:type="simple">https://d17k3c8pvtyk2s.cloudfront.net/CTF_Samsung_Galaxy_S8_Rene_Gade.7z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vidence File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xtraction Type</text:p>
          </table:table-cell>
          <table:table-cell table:style-name="ce10" office:value-type="string" calcext:value-type="string">
            <text:p>What type of extraction is this? (Acronym or Full Wording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perating System</text:p>
          </table:table-cell>
          <table:table-cell table:style-name="ce11" office:value-type="string" calcext:value-type="string">
            <text:p>What Android Version is this device running? (enter just numerical valu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ypto</text:p>
          </table:table-cell>
          <table:table-cell table:style-name="ce10" office:value-type="string" calcext:value-type="string">
            <text:p>What is the name of the Crypto Currency application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ecurity Patch</text:p>
          </table:table-cell>
          <table:table-cell table:style-name="ce10" office:value-type="string" calcext:value-type="string">
            <text:p>What Security Patch Level does this device have? (Date Format: MM-DD-YYYY for example: 12-30-2025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cation Location Location</text:p>
          </table:table-cell>
          <table:table-cell table:style-name="ce10" office:value-type="string" calcext:value-type="string">
            <text:p>Was Tony looking for any houses, if so, in what city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ob Search</text:p>
          </table:table-cell>
          <table:table-cell table:style-name="ce10" office:value-type="string" calcext:value-type="string">
            <text:p>What possible new job was Tony looking at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Wallet ID</text:p>
          </table:table-cell>
          <table:table-cell table:style-name="ce10" office:value-type="string" calcext:value-type="string">
            <text:p>Whats the Crypto Wallet ID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What is **Scurvy**’s real name? (Given name onl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Medero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uto Join Wifi</text:p>
          </table:table-cell>
          <table:table-cell table:style-name="ce10" office:value-type="string" calcext:value-type="string">
            <text:p>Was Auto Join enabled on CSIS? (Please note you only get one attempt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ny Medero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Wifi Password</text:p>
          </table:table-cell>
          <table:table-cell table:style-name="ce12" office:value-type="string" calcext:value-type="string">
            <text:p>What was the password for the Network of CSIS Mesh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hone Information</text:p>
          </table:table-cell>
          <table:table-cell table:style-name="ce10" office:value-type="string" calcext:value-type="string">
            <text:p>What is the owner's mobile phone number? (10 or 11 digits onl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ocation Address</text:p>
          </table:table-cell>
          <table:table-cell table:style-name="ce10" office:value-type="string" calcext:value-type="string">
            <text:p>What is the owner's home street name? (just the street name, NO home address number, NO city, NO state, just street nam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ctivation</text:p>
          </table:table-cell>
          <table:table-cell table:style-name="ce10" office:value-type="string" calcext:value-type="string">
            <text:p>When was the phone first activated (after a wipe)? </text:p>
            <text:p>format: MM-DD-YYY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ehicle</text:p>
          </table:table-cell>
          <table:table-cell table:style-name="ce10" office:value-type="string" calcext:value-type="string">
            <text:p>Name a vehicle make of which the device was connected 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cation Details</text:p>
          </table:table-cell>
          <table:table-cell table:style-name="ce10" office:value-type="string" calcext:value-type="string">
            <text:p>In which city is the favorite starbucks located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aytrip</text:p>
          </table:table-cell>
          <table:table-cell table:style-name="ce10" office:value-type="string" calcext:value-type="string">
            <text:p>What did I pick up from Montana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rinting</text:p>
          </table:table-cell>
          <table:table-cell table:style-name="ce10" office:value-type="string" calcext:value-type="string">
            <text:p>On a document printed from this device, what is the 2nd word on the 3rd li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hoto Analysis</text:p>
          </table:table-cell>
          <table:table-cell table:style-name="ce10" office:value-type="string" calcext:value-type="string">
            <text:p>Analyze and determine the offset from UTC, enter numerics only (without UTC and no +/- for example: 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(Audio) Recording Location</text:p>
          </table:table-cell>
          <table:table-cell table:style-name="ce10" office:value-type="string" calcext:value-type="string">
            <text:p>There are multiple (Audio) Recordings, created by the user - on the device, a few of them are associated with different airports locations. Name the ICAO code of either one of the airports (format has 4 characters for example CYYZ for Toronto Pearson airport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Mortym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IP Address</text:p>
          </table:table-cell>
          <table:table-cell table:style-name="ce10" office:value-type="string" calcext:value-type="string">
            <text:p>What is the IP Address the device was associated with - while connected to the WiFi network on August 14, 2020? (Standard IP Address format for example: 10.1.123.11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an Mortym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inancial Situation</text:p>
          </table:table-cell>
          <table:table-cell table:style-name="ce12" office:value-type="string" calcext:value-type="string">
            <text:p>In a financial app there is still a $ balance - what is that amount? (full amount with pennies for example: 12.34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lication Analysis</text:p>
          </table:table-cell>
          <table:table-cell table:style-name="ce10" office:value-type="string" calcext:value-type="string">
            <text:p>On what date did Ruth want to be reminded to "Move the product"? (answer MM-DD-YYY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owser History</text:p>
          </table:table-cell>
          <table:table-cell table:style-name="ce10" office:value-type="string" calcext:value-type="string">
            <text:p>Where did Ruth look up weather forcasts for? (answer must include city and state in this format - Washington, DC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ommunications</text:p>
          </table:table-cell>
          <table:table-cell table:style-name="ce10" office:value-type="string" calcext:value-type="string">
            <text:p>Who is the owner/creator of the group named "OG Crew" across the devices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evice Identification</text:p>
          </table:table-cell>
          <table:table-cell table:style-name="ce10" office:value-type="string" calcext:value-type="string">
            <text:p>Which iOS version was running on the device at the time of acquisition? (answer with just the number - i.e. 12.3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pplication Analysis</text:p>
          </table:table-cell>
          <table:table-cell table:style-name="ce10" office:value-type="string" calcext:value-type="string">
            <text:p>What is Ruth's user_id on TikTok? (answer is the string of numbers, not the user_nam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assword Recovery</text:p>
          </table:table-cell>
          <table:table-cell table:style-name="ce10" office:value-type="string" calcext:value-type="string">
            <text:p>What is the password that can be used to access the link recovered from the locked notes? (answer is caSE SenSITiv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evice Status</text:p>
          </table:table-cell>
          <table:table-cell table:style-name="ce10" office:value-type="string" calcext:value-type="string">
            <text:p>When was Ruth's iPhone last wiped? (Provide the date in the following format MM-DD-YYY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List Analysis</text:p>
          </table:table-cell>
          <table:table-cell table:style-name="ce10" office:value-type="string" calcext:value-type="string">
            <text:p>When was the WiFi for "Birchrunville_cafe-Guest" first connected (added) to Ruth's iPhone? The answer must be provide in localtime for the device. (UTC WILL NOT BE ACCEPTED). Answer must be in the following format MM-DD-YYYY HH:MM:SS (i.e. 12-18-2019 23:52:23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pplication Usage</text:p>
          </table:table-cell>
          <table:table-cell table:style-name="ce10" office:value-type="string" calcext:value-type="string">
            <text:p>How much time did Ruth spend on TikTok on 07-25-2020?(Answer must be in this format 00:05:27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pplication Usage</text:p>
          </table:table-cell>
          <table:table-cell table:style-name="ce10" office:value-type="string" calcext:value-type="string">
            <text:p>How did Ruth listen to the podcast titled "Episode 4: The Importance of Test Data" on this device? (Answer must be just the application name i.e. spotif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pplication Usage</text:p>
          </table:table-cell>
          <table:table-cell table:style-name="ce10" office:value-type="string" calcext:value-type="string">
            <text:p>Ruth listened to a podcast titled "Episode 4: The Importance of Test Data" on this device. Once you determine how she listened to it, what is the item_pid for this podcast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pplication Analysis_Notes</text:p>
          </table:table-cell>
          <table:table-cell table:style-name="ce10" office:value-type="string" calcext:value-type="string">
            <text:p>What is the password to unlock the Notes on Ruth's device? (case sensitive - as all passwords should be!) You won't find the answer, but can draw clues to it. Google could help once you find the correct hint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th Langmore (Bonus)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atabase Analysis</text:p>
          </table:table-cell>
          <table:table-cell table:style-name="ce10" office:value-type="string" calcext:value-type="string">
            <text:p>What is the link that was found in a locked note? (Hint: it is a good idea to use this link as it's a hidden flag and it's safe!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uth Langmore (Bonus)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Financial Information</text:p>
          </table:table-cell>
          <table:table-cell table:style-name="ce12" office:value-type="string" calcext:value-type="string">
            <text:p>What is the routing number used by Ruth to make and receive payments for potentially illegal transactions? (ANSWER - do not include spaces. Just the numbers for the account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ocial Media</text:p>
          </table:table-cell>
          <table:table-cell table:style-name="ce10" office:value-type="string" calcext:value-type="string">
            <text:p>What is the Snapchat username used by the device owner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User Identification</text:p>
          </table:table-cell>
          <table:table-cell table:style-name="ce10" office:value-type="string" calcext:value-type="string">
            <text:p>When analyzing the device extraction, determine the Facebook username being used on this device by this user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User Activity</text:p>
          </table:table-cell>
          <table:table-cell table:style-name="ce10" office:value-type="string" calcext:value-type="string">
            <text:p>Provide the date the user of this device joined Zoom.</text:p>
            <text:p>Answer must be entered in MM-DD-YYYY format Use the date associated to UTC+0 timezone for this flag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atabase Analysis</text:p>
          </table:table-cell>
          <table:table-cell table:style-name="ce10" office:value-type="string" calcext:value-type="string">
            <text:p>What is the name of the database table that contains direct messages involving the instagram user id 38106270876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iles</text:p>
          </table:table-cell>
          <table:table-cell table:style-name="ce10" office:value-type="string" calcext:value-type="string">
            <text:p>Ruth sent a video to Rene of a rocket launch. What is the size of the video file in bytes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MS Analysis</text:p>
          </table:table-cell>
          <table:table-cell table:style-name="ce10" office:value-type="string" calcext:value-type="string">
            <text:p>The hash value a8eb9547d95f569dfde4bceded3f9867 is associated to a file sent to Rene Gade. What is the timestamp of the MMS message associated with this file?</text:p>
            <text:p/>
            <text:p>ANSWER MUST BE FORMATTED AS: MM-DD-YYYY HH:MM:SS - use the 24-hour clock and do not include time offset.</text:p>
            <text:p/>
            <text:p>For example, for January 16, 2020 at 10:01:52 PM, the correct answer would be: 01-16-2020 22:01:52</text:p>
            <text:p/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pplication Analysis</text:p>
          </table:table-cell>
          <table:table-cell table:style-name="ce10" office:value-type="string" calcext:value-type="string">
            <text:p>What is the most recent Uber code received by the device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User Identification</text:p>
          </table:table-cell>
          <table:table-cell table:style-name="ce10" office:value-type="string" calcext:value-type="string">
            <text:p>A ‘cashtag’ is an individual user’s Cash App username. Determine Rene Gade’s ‘cashtag’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e Gad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inancial Information</text:p>
          </table:table-cell>
          <table:table-cell table:style-name="ce10" office:value-type="string" calcext:value-type="string">
            <text:p>Rene sent Juan bank account information in a less than conventional manner. What is the Bank of America routing and account number sent to Juan?</text:p>
            <text:p/>
            <text:p>ANSWER MUST BE FORMATTED AS: routing:account (no spaces, use colon to separate the numbers provided. For example: 1234567:1234567890</text:p>
            <text:p/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9:Sheet1.D5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" meta:object-count="0"/>
    <meta:generator>LibreOfficeDev/6.0.5.2$Linux_X86_64 LibreOffice_project/</meta:generator>
  </office:meta>
</office:document-meta>
</file>